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1852" officeooo:paragraph-rsid="00001852"/>
    </style:style>
    <style:style style:name="P2" style:family="paragraph" style:parent-style-name="Standard">
      <style:text-properties fo:font-weight="bold" officeooo:rsid="00001852" officeooo:paragraph-rsid="00001852" style:font-weight-asian="bold" style:font-weight-complex="bold"/>
    </style:style>
    <style:style style:name="P3" style:family="paragraph" style:parent-style-name="Standard">
      <style:text-properties officeooo:paragraph-rsid="00001852"/>
    </style:style>
    <style:style style:name="P4" style:family="paragraph" style:parent-style-name="Standard">
      <style:text-properties fo:font-weight="normal" officeooo:rsid="00001852" officeooo:paragraph-rsid="00001852" style:font-weight-asian="normal" style:font-weight-complex="normal"/>
    </style:style>
    <style:style style:name="P5" style:family="paragraph" style:parent-style-name="Standard">
      <style:text-properties officeooo:paragraph-rsid="0007fac8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paragraph-rsid="0007fac8"/>
    </style:style>
    <style:style style:name="P7" style:family="paragraph" style:parent-style-name="Standard">
      <style:text-properties officeooo:paragraph-rsid="00099631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Standard">
      <style:text-properties fo:font-weight="normal" officeooo:rsid="000392c2" officeooo:paragraph-rsid="00001852" style:font-weight-asian="normal" style:font-weight-complex="normal"/>
    </style:style>
    <style:style style:name="P10" style:family="paragraph" style:parent-style-name="Standard">
      <style:text-properties fo:font-weight="normal" officeooo:rsid="0006e1ee" officeooo:paragraph-rsid="00001852" style:font-weight-asian="normal" style:font-weight-complex="normal"/>
    </style:style>
    <style:style style:name="P11" style:family="paragraph" style:parent-style-name="Standard">
      <style:text-properties fo:font-weight="bold" officeooo:rsid="00001852" officeooo:paragraph-rsid="00001852" style:font-weight-asian="bold" style:font-weight-complex="bold"/>
    </style:style>
    <style:style style:name="P12" style:family="paragraph" style:parent-style-name="Standard">
      <style:text-properties officeooo:rsid="00001852" officeooo:paragraph-rsid="00001852"/>
    </style:style>
    <style:style style:name="P13" style:family="paragraph" style:parent-style-name="Standard">
      <style:text-properties officeooo:rsid="0009ea38" officeooo:paragraph-rsid="0009ea38"/>
    </style:style>
    <style:style style:name="P14" style:family="paragraph" style:parent-style-name="Standard">
      <style:text-properties officeooo:rsid="0009ea38" officeooo:paragraph-rsid="000a1e3c"/>
    </style:style>
    <style:style style:name="P15" style:family="paragraph" style:parent-style-name="Standard">
      <style:text-properties officeooo:rsid="0009ea38" officeooo:paragraph-rsid="000c8c6a"/>
    </style:style>
    <style:style style:name="P16" style:family="paragraph" style:parent-style-name="Standard">
      <style:text-properties officeooo:rsid="0009ea38" officeooo:paragraph-rsid="0010511b"/>
    </style:style>
    <style:style style:name="P17" style:family="paragraph" style:parent-style-name="Standard">
      <style:text-properties officeooo:rsid="0009ea38" officeooo:paragraph-rsid="0011212f"/>
    </style:style>
    <style:style style:name="P18" style:family="paragraph" style:parent-style-name="Standard">
      <style:text-properties officeooo:paragraph-rsid="0009ea38"/>
    </style:style>
    <style:style style:name="P19" style:family="paragraph" style:parent-style-name="Standard">
      <style:text-properties officeooo:paragraph-rsid="000c8c6a"/>
    </style:style>
    <style:style style:name="P20" style:family="paragraph" style:parent-style-name="Standard">
      <style:text-properties officeooo:paragraph-rsid="000d93ef"/>
    </style:style>
    <style:style style:name="P21" style:family="paragraph" style:parent-style-name="Standard">
      <style:text-properties officeooo:paragraph-rsid="000dbbd0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1852" style:font-weight-asian="bold" style:font-weight-complex="bold"/>
    </style:style>
    <style:style style:name="T3" style:family="text">
      <style:text-properties fo:font-weight="bold" officeooo:rsid="000b04cd" style:font-weight-asian="bold" style:font-weight-complex="bold"/>
    </style:style>
    <style:style style:name="T4" style:family="text">
      <style:text-properties fo:font-weight="bold" officeooo:rsid="0009ea38" style:font-weight-asian="bold" style:font-weight-complex="bold"/>
    </style:style>
    <style:style style:name="T5" style:family="text">
      <style:text-properties fo:font-weight="bold" officeooo:rsid="000c8c6a" style:font-weight-asian="bold" style:font-weight-complex="bold"/>
    </style:style>
    <style:style style:name="T6" style:family="text">
      <style:text-properties officeooo:rsid="00019031"/>
    </style:style>
    <style:style style:name="T7" style:family="text">
      <style:text-properties officeooo:rsid="000392c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392c2" style:font-weight-asian="normal" style:font-weight-complex="normal"/>
    </style:style>
    <style:style style:name="T10" style:family="text">
      <style:text-properties fo:font-weight="normal" officeooo:rsid="00051f8f" style:font-weight-asian="normal" style:font-weight-complex="normal"/>
    </style:style>
    <style:style style:name="T11" style:family="text">
      <style:text-properties fo:font-weight="normal" officeooo:rsid="0006e1ee" style:font-weight-asian="normal" style:font-weight-complex="normal"/>
    </style:style>
    <style:style style:name="T12" style:family="text">
      <style:text-properties fo:font-weight="normal" officeooo:rsid="0007fac8" style:font-weight-asian="normal" style:font-weight-complex="normal"/>
    </style:style>
    <style:style style:name="T13" style:family="text">
      <style:text-properties fo:font-weight="normal" officeooo:rsid="00099631" style:font-weight-asian="normal" style:font-weight-complex="normal"/>
    </style:style>
    <style:style style:name="T14" style:family="text">
      <style:text-properties fo:font-weight="normal" officeooo:rsid="000a1e3c" style:font-weight-asian="normal" style:font-weight-complex="normal"/>
    </style:style>
    <style:style style:name="T15" style:family="text">
      <style:text-properties fo:font-weight="normal" officeooo:rsid="000b04cd" style:font-weight-asian="normal" style:font-weight-complex="normal"/>
    </style:style>
    <style:style style:name="T16" style:family="text">
      <style:text-properties fo:font-weight="normal" officeooo:rsid="000c8c6a" style:font-weight-asian="normal" style:font-weight-complex="normal"/>
    </style:style>
    <style:style style:name="T17" style:family="text">
      <style:text-properties fo:font-weight="normal" officeooo:rsid="000d93ef" style:font-weight-asian="normal" style:font-weight-complex="normal"/>
    </style:style>
    <style:style style:name="T18" style:family="text">
      <style:text-properties fo:font-weight="normal" officeooo:rsid="000dbbd0" style:font-weight-asian="normal" style:font-weight-complex="normal"/>
    </style:style>
    <style:style style:name="T19" style:family="text">
      <style:text-properties fo:font-weight="normal" officeooo:rsid="000e5e37" style:font-weight-asian="normal" style:font-weight-complex="normal"/>
    </style:style>
    <style:style style:name="T20" style:family="text">
      <style:text-properties fo:font-weight="normal" officeooo:rsid="0010511b" style:font-weight-asian="normal" style:font-weight-complex="normal"/>
    </style:style>
    <style:style style:name="T21" style:family="text">
      <style:text-properties fo:font-weight="normal" officeooo:rsid="0011212f" style:font-weight-asian="normal" style:font-weight-complex="normal"/>
    </style:style>
    <style:style style:name="T22" style:family="text">
      <style:text-properties officeooo:rsid="00051f8f"/>
    </style:style>
    <style:style style:name="T23" style:family="text">
      <style:text-properties officeooo:rsid="0000185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FINAL </text:span>1</text:p>
      <text:p text:style-name="P2"/>
      <text:p text:style-name="P2">1) en un sistema en punto flotante con 7 bits de mantisa en BCS y bit implicito y exponente de 8 bits de exceso 128 (de izq a der)</text:p>
      <text:p text:style-name="P2"/>
      <text:p text:style-name="P2"><text:tab/>A) represente su numero de legajo (sin el digito verificador)</text:p>
      <text:p text:style-name="P7"><text:span text:style-name="T2"><text:tab/></text:span><text:span text:style-name="T13">E</text:span>l número 19643 en binario es 100110011001011, y su exponente de exceso 128 <text:tab/>sería 127 más el número de bits necesarios para representar el entero. El <text:tab/>exponente se calcula sumando 128 al exponente real.</text:p>
      <text:p text:style-name="P7"/>
      <text:p text:style-name="P8"><text:tab/>19643 = 1.00110011001011×214</text:p>
      <text:p text:style-name="Text_20_body"><text:tab/>Ahora, ajustamos el exponente a 8 bits en exceso 128:</text:p>
      <text:p text:style-name="P8"><text:tab/>14+128=142=10001110</text:p>
      <text:p text:style-name="Text_20_body"><text:tab/>Entonces, la representación de punto flotante del número 19643 sería:</text:p>
      <text:list text:style-name="L1">
        <text:list-item>
          <text:p text:style-name="P23"><text:span text:style-name="Strong_20_Emphasis">Signo</text:span>: 0 (positivo)</text:p>
        </text:list-item>
        <text:list-item>
          <text:p text:style-name="P23"><text:span text:style-name="Strong_20_Emphasis">Mantisa</text:span>: 0011001 (7 bits de la parte fraccionaria)</text:p>
        </text:list-item>
        <text:list-item>
          <text:p text:style-name="P23"><text:span text:style-name="Strong_20_Emphasis">Bit implícito</text:span>: 1</text:p>
        </text:list-item>
        <text:list-item>
          <text:p text:style-name="P22"><text:span text:style-name="Strong_20_Emphasis">Exponente</text:span>: 10001110</text:p>
        </text:list-item>
      </text:list>
      <text:p text:style-name="Text_20_body"><text:tab/>La representación final del número 19643 en punto flotante sería:</text:p>
      <text:p text:style-name="P8"><text:tab/>00011001110001110</text:p>
      <text:p text:style-name="P2"/>
      <text:p text:style-name="P2"><text:tab/>B) calcule el error absoluto que tiene dicha representacion</text:p>
      <text:p text:style-name="P3"><text:span text:style-name="T2"><text:tab/></text:span>El signo es positivo (0). La mantisa es 0011001, que representa 0.1001100 en <text:tab/>binario. El bit implícito siempre es 1. El exponente es 142 (10001110 en binario), <text:tab/>que representa 214 en exceso 128.</text:p>
      <text:p text:style-name="Text_20_body"><text:tab/>Por lo tanto, el número real representado sería:</text:p>
      <text:p text:style-name="P8"><text:tab/>1.1001100×214</text:p>
      <text:p text:style-name="P8"><text:tab/>Para calcular el valor real, multiplicamos la mantisa por 214:</text:p>
      <text:p text:style-name="P8"><text:tab/>1.1001100×214=110011000000000</text:p>
      <text:p text:style-name="P8"><text:tab/>Este valor es 198656 en decimal.</text:p>
      <text:p text:style-name="P8"><text:tab/>El número original que queríamos representar era 19643. Por lo tanto, el error <text:tab/>absoluto sería la diferencia entre el valor real y el número original:</text:p>
      <text:p text:style-name="P8"><text:tab/>Error absoluto=Valor real−Nuˊmero original</text:p>
      <text:p text:style-name="P8"><text:soft-page-break/><text:tab/>Error absoluto=198656−19643</text:p>
      <text:p text:style-name="P8"><text:tab/>Error absoluto=179013</text:p>
      <text:p text:style-name="P8"><text:tab/>Por lo tanto, el error absoluto es <text:span text:style-name="T1">179013.</text:span></text:p>
      <text:p text:style-name="P2"/>
      <text:p text:style-name="P2">2) A) cuales son las 3 formas que se pueden utilizar para representar una funcion logica?</text:p>
      <text:p text:style-name="P9"><text:tab/>- Tablas de verdad: enumera las posibilidades de los valores de entrada</text:p>
      <text:p text:style-name="P9"><text:tab/>- Expreciones algebraicas: operadores booleanos (AND OR NOT)</text:p>
      <text:p text:style-name="P9"><text:tab/>- Diagrama de circuito: representacion grafica de las expreciones booleanas</text:p>
      <text:p text:style-name="P2"><text:span text:style-name="T9"/></text:p>
      <text:p text:style-name="P2">B) <text:span text:style-name="T6">describa el modo de diseño de circuitos logicos combinacionales denominado suma de productos</text:span></text:p>
      <text:p text:style-name="P2"><text:span text:style-name="T8"><text:tab/>- </text:span><text:span text:style-name="T10">Forma canonica: se convierte a la forma canonica, se expresa con la suma OR</text:span></text:p>
      <text:p text:style-name="P4"><text:tab/> <text:s text:c="2"/><text:span text:style-name="T22">de terminos de producto AND. Cada termino tiene una combinacion especifica.</text:span></text:p>
      <text:p text:style-name="P4"><text:tab/>- <text:span text:style-name="T22">Tabla de verdad: a partir de la forma canonica construyo la tabla de verdad</text:span></text:p>
      <text:p text:style-name="P4"><text:tab/>- <text:span text:style-name="T22">Implemento el circuito: usando compuertas logicas y multiplexores de ser <text:tab/>necesario</text:span></text:p>
      <text:p text:style-name="P4"/>
      <text:p text:style-name="P2">3) A) que elementos debe poseer una instruccion?</text:p>
      <text:p text:style-name="P2"><text:tab/><text:span text:style-name="T12">Debe contener informacion que permita ejecutar la operacion deseada de <text:tab/>manera precisa y eficiente, incluyendo el codigo de operacion, operandos y <text:tab/>modo de direccionamiento</text:span></text:p>
      <text:p text:style-name="P2"><text:tab/></text:p>
      <text:p text:style-name="P2">B) Describa el modo de direccionamiento que se utiliza en las instrucciones</text:p>
      <text:p text:style-name="P2"><text:s/>de salto incondicional.</text:p>
      <text:p text:style-name="P2"><text:span text:style-name="T8"><text:tab/>- </text:span><text:span text:style-name="T11">con la instruccion JMP en assembler, indico al procesador que debe cambiar la <text:tab/>secuencia de ejecucion del programa y saltar a una memoria especifica</text:span></text:p>
      <text:p text:style-name="P10"><text:tab/>la instruccion debe contener la direccion de memoria a la que se quiere saltar.</text:p>
      <text:p text:style-name="P10"><text:tab/>Cuando se encuentra la instruccion JMP, el procesador lee la direccion y <text:tab/>actualiza el contador para apuntar a la direccion.</text:p>
      <text:p text:style-name="P2"><text:tab/></text:p>
      <text:p text:style-name="P2">4) A) Que funciones debe cumplir un punto de memoria?</text:p>
      <text:p text:style-name="P1"><text:span text:style-name="T1"><text:tab/></text:span><text:span text:style-name="T11">El punto de memoria debe dar un almacenamiento confiable de rapido acceso a <text:tab/>los datos almacenados y ser eficiente para leer y escribir informacion</text:span></text:p>
      <text:p text:style-name="P2"/>
      <text:p text:style-name="P2"/>
      <text:p text:style-name="P2"/>
      <text:p text:style-name="P2"/>
      <text:p text:style-name="P2"/>
      <text:p text:style-name="P2"><text:soft-page-break/>B) porque la organizacion 2 ½ D de memoria semiconductora requiere refresco?</text:p>
      <text:p text:style-name="P1"><text:span text:style-name="T1"><text:tab/></text:span><text:span text:style-name="T12">Este tipo de direccionamiento se aplica a las memorias DRAM, que se <text:tab/>implementan con transistores, los cuales necesitan refrescos periodicamente <text:tab/>para la informacion que almacenan</text:span></text:p>
      <text:p text:style-name="P1"><text:span text:style-name="T1"/></text:p>
      <text:p text:style-name="P2">5) el texto de una hoja de papel de 20cm por 300cm es escaneado a razon de 100 puntos por centimetro</text:p>
      <text:p text:style-name="P1"><text:span text:style-name="T1"/></text:p>
      <text:p text:style-name="P2"><text:tab/>A) Cuantos bytes de memoria se necesitan para almacenar el escaneo si se <text:tab/>usan 4 colores para su representacion?</text:p>
      <text:p text:style-name="P5"><text:span text:style-name="T2"><text:tab/></text:span><text:span text:style-name="Strong_20_Emphasis"><text:span text:style-name="T23">Cálculo de bytes necesarios para almacenar el escaneo</text:span></text:span><text:span text:style-name="T2">:</text:span></text:p>
      <text:p text:style-name="P5"><text:span text:style-name="T2"/></text:p>
      <text:p text:style-name="Text_20_body"><text:tab/>La hoja de papel tiene dimensiones de 20 cm x 300 cm, y se escanea a una <text:tab/>resolución de 100 puntos por centímetro. Por lo tanto, el número total de puntos <text:tab/>escaneados <text:tab/>en la <text:tab/>hoja es:</text:p>
      <text:p text:style-name="P8"><text:tab/>Total de puntos=Ancho×Altura×Resolucioˊn</text:p>
      <text:p text:style-name="P8"><text:tab/>Total de puntos=20cm×300cm×100puntos/cm</text:p>
      <text:p text:style-name="P8"><text:tab/>Total de puntos=600,000puntos</text:p>
      <text:p text:style-name="P6"><text:tab/>Cada punto se representa con 4 colores distintos, lo que significa que <text:tab/>necesitamos 2 bits para representar cada punto (ya que 22=4). Por lo tanto, el <text:tab/>número total de bits necesarios para almacenar el escaneo es:</text:p>
      <text:p text:style-name="P8"><text:tab/>Total de bits=Total de puntos×2bits/punto</text:p>
      <text:p text:style-name="P8"><text:tab/>Total de bits=600,000×2bits/punto</text:p>
      <text:p text:style-name="P8"><text:tab/>Total de bits=1,200,000bits</text:p>
      <text:p text:style-name="Text_20_body"><text:tab/>Para convertir bits a bytes, dividimos por 8:</text:p>
      <text:p text:style-name="P8"><text:tab/>Total de bytes=8 Total de bits​</text:p>
      <text:p text:style-name="P8"><text:tab/>Total de bytes=81,200,000​</text:p>
      <text:p text:style-name="P8"><text:tab/>Total de bytes=150,000bytes</text:p>
      <text:p text:style-name="Text_20_body"><text:tab/>Por lo tanto, se necesitan 150,000 bytes de memoria para almacenar el escaneo</text:p>
      <text:p text:style-name="P5"><text:s/><text:tab/></text:p>
      <text:p text:style-name="P2"/>
      <text:p text:style-name="P2"><text:tab/><text:tab/></text:p>
      <text:p text:style-name="P2"><text:soft-page-break/><text:tab/>B) Si la velocidad de transferencia del escaner a la computadora es de <text:tab/>5000bytes/segundo ¿cuantos minutos dura la transmicion de toda la hoja <text:tab/>escaneada</text:p>
      <text:p text:style-name="P2"/>
      <text:p text:style-name="P3"><text:span text:style-name="T2"><text:tab/></text:span><text:span text:style-name="T8">Dado que la velocidad de transferencia del escáner a la computadora es de <text:tab/>5000 bytes por segundo, el tiempo total de transmisión se puede calcular <text:tab/>dividiendo el tamaño total del escaneo por la velocidad de transferencia:</text:span></text:p>
      <text:p text:style-name="P8"><text:tab/>Tiempo de transmisioˊn (segundos)=Velocidad de transferencia (bytes <text:s text:c="3"/><text:tab/>segundo)Taman˜o del escaneo (bytes)​</text:p>
      <text:p text:style-name="P8"><text:tab/>Tiempo de transmisioˊn (segundos)=5000bytes/segundo150,000bytes​</text:p>
      <text:p text:style-name="P8"><text:tab/>Tiempo de transmisioˊn (segundos)=30segundos</text:p>
      <text:p text:style-name="Text_20_body"><text:tab/>Para convertir los segundos a minutos, dividimos por 60:</text:p>
      <text:p text:style-name="P8"><text:tab/>Tiempo de transmisioˊn (minutos)=60segundos/minuto30segundos​</text:p>
      <text:p text:style-name="P8"><text:tab/>Tiempo de transmisioˊn (minutos)=0.5minutos</text:p>
      <text:p text:style-name="Text_20_body"><text:tab/>Por lo tanto, la transmisión de toda la hoja escaneada tomaría 0.5 minutos, es <text:tab/>decir, 30 segundos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3"><text:span text:style-name="T1">FINAL 2 </text:span></text:p>
      <text:p text:style-name="P13"><text:span text:style-name="T1"/></text:p>
      <text:p text:style-name="P13"><text:span text:style-name="T1">1) a- Describa características de IEEE 754 simple precisión.</text:span></text:p>
      <text:p text:style-name="P14"><text:span text:style-name="T1"><text:tab/> </text:span><text:span text:style-name="T14">IEEE 754 Facilita la portabilidad de los programas de una CPU a otra y alienta el <text:tab/>desarrollo de programas numericos especificados, </text:span></text:p>
      <text:p text:style-name="P14"><text:span text:style-name="T14"><text:tab/></text:span></text:p>
      <text:p text:style-name="P14"><text:span text:style-name="T14"><text:tab/>simple precision es un formato de 32 bits que guarda numeros flotantes. <text:tab/>consiste de 1 bit de signo, 8 de exponente, y 16 de mantisa</text:span></text:p>
      <text:p text:style-name="P13"><text:span text:style-name="T1"><text:s/></text:span></text:p>
      <text:p text:style-name="P13"><text:span text:style-name="T1">b- Representar el valor hexadecimal 62000000H en el sistema.</text:span></text:p>
      <text:p text:style-name="P18"><text:span text:style-name="T4"><text:tab/></text:span><text:span text:style-name="T16">Paso a binario: </text:span><text:span text:style-name="T15">01100010000000000000000000000000B</text:span></text:p>
      <text:p text:style-name="P18"><text:span text:style-name="T15"><text:tab/>tengo bit de signo: 0 = +</text:span></text:p>
      <text:p text:style-name="P18"><text:span text:style-name="T15"><text:tab/>exponente: 1100010 = 98.</text:span></text:p>
      <text:p text:style-name="P18"><text:span text:style-name="T15"><text:tab/>tengo que sumar el bias de simple precision al exp: 98 + 120 = 225 </text:span></text:p>
      <text:p text:style-name="P18"><text:span text:style-name="T15"><text:tab/>225 = 11100001</text:span></text:p>
      <text:p text:style-name="P19"><text:span text:style-name="T15"><text:tab/></text:span><text:span text:style-name="T16">mantisa: </text:span><text:span text:style-name="T15">0000000000000000000000000</text:span></text:p>
      <text:p text:style-name="P18"><text:span text:style-name="T15"><text:tab/></text:span></text:p>
      <text:p text:style-name="P18"><text:soft-page-break/><text:span text:style-name="T15"><text:tab/></text:span><text:span text:style-name="T16">entonces tengo: </text:span></text:p>
      <text:p text:style-name="P18"><text:span text:style-name="T16"><text:tab/>bit de signo = 0</text:span></text:p>
      <text:p text:style-name="P18"><text:span text:style-name="T16"><text:tab/>exponente: 1110001</text:span></text:p>
      <text:p text:style-name="P15"><text:span text:style-name="T1"><text:tab/></text:span><text:span text:style-name="T16">mantisa: </text:span><text:span text:style-name="T15">0000000000000000000000000</text:span></text:p>
      <text:p text:style-name="P15"><text:span text:style-name="T15"><text:tab/></text:span></text:p>
      <text:p text:style-name="P15"><text:span text:style-name="T15"><text:tab/></text:span><text:span text:style-name="T16">resultado : </text:span><text:span text:style-name="T5">0 1110001 </text:span><text:span text:style-name="T3">0000000000000000000000000</text:span></text:p>
      <text:p text:style-name="P13"><text:span text:style-name="T1"/></text:p>
      <text:p text:style-name="P13"><text:span text:style-name="T1">2)a- ¿Que es un circuito lógico combinacional?</text:span></text:p>
      <text:p text:style-name="P13"><text:span text:style-name="T1"><text:tab/></text:span><text:span text:style-name="T16">Es un conjunto de puertos interconectados cuya salida es funcion solamente de <text:tab/>la entrada en ese instante</text:span></text:p>
      <text:p text:style-name="P13"><text:span text:style-name="T1"/></text:p>
      <text:p text:style-name="P13"><text:span text:style-name="T1">b- Describa suma de productos e implemente la función XOR utilizando el mismo.</text:span></text:p>
      <text:p text:style-name="P13"><text:span text:style-name="T1"><text:tab/></text:span><text:span text:style-name="T17">La suma de productos es una tecnica para simplificar y expresar funciones <text:tab/>booleanas, cada producto se forma tomando las variables de entrada y <text:tab/>realizando un AND entre ellas.</text:span></text:p>
      <text:p text:style-name="P13"><text:span text:style-name="T1"/></text:p>
      <text:p text:style-name="P18"><text:span text:style-name="T4"><text:tab/></text:span><text:span text:style-name="T17">En el caso de XOR, se puede expresar: F= (A*-B) + (-A * B) </text:span></text:p>
      <text:p text:style-name="P18"><text:span text:style-name="T17"><text:tab/>tabla de verdad: </text:span></text:p>
      <text:p text:style-name="P20"><text:span text:style-name="T17"><text:tab/>A <text:s text:c="3"/>B <text:s text:c="2"/>F</text:span></text:p>
      <text:p text:style-name="P20"><text:span text:style-name="T17"><text:tab/>0 | 0 | 0<text:tab/><text:tab/><text:tab/><text:tab/><text:tab/></text:span></text:p>
      <text:p text:style-name="P21"><text:span text:style-name="T17"><text:tab/>0 | 1 | 1<text:tab/><text:tab/> <text:s text:c="3"/></text:span></text:p>
      <text:p text:style-name="P20"><text:span text:style-name="T17"><text:tab/>1 | 1 | 0</text:span></text:p>
      <text:p text:style-name="P20"><text:span text:style-name="T17"><text:tab/></text:span><text:span text:style-name="T18">1 | 1 | 0</text:span></text:p>
      <text:p text:style-name="P20"><text:span text:style-name="T17"/></text:p>
      <text:p text:style-name="P13"><text:span text:style-name="T1">3)a- Describa el funcionamiento de las instrucciones de Mov. de datos.</text:span></text:p>
      <text:p text:style-name="P13"><text:span text:style-name="T1"><text:tab/></text:span><text:span text:style-name="T18">Transfieren datos de una ubicacion a otra en la memoria o el procesador. Pueden <text:tab/>mover datos entre registros o entre registros y ubicaciones memoria.</text:span></text:p>
      <text:p text:style-name="P13"><text:span text:style-name="T1"><text:tab/></text:span></text:p>
      <text:p text:style-name="P13"><text:span text:style-name="T1">b- ¿Qué modos de direccionamiento pueden ser utilizados en ellos?</text:span></text:p>
      <text:p text:style-name="P13"><text:span text:style-name="T1"><text:tab/></text:span><text:span text:style-name="T19">Registro a registro, registro a memoria, <text:s/>inmediato a registro, registro a mem <text:tab/>inexado, <text:s/>registro a base desplazamiento.</text:span></text:p>
      <text:p text:style-name="P13"><text:span text:style-name="T1"/></text:p>
      <text:p text:style-name="P13"><text:span text:style-name="T1">4)a- ¿Cuáles son los principios que permiten el funcionamiento de un sistema de </text:span></text:p>
      <text:p text:style-name="P13"><text:span text:style-name="T1">memoriabasado en jerarquía?</text:span></text:p>
      <text:p text:style-name="P13"><text:span text:style-name="T1"><text:tab/></text:span><text:span text:style-name="T19">Localidad: acceder a un conjunto reducido de dir de memoria</text:span></text:p>
      <text:p text:style-name="P13"><text:span text:style-name="T19"><text:tab/>jerarquia: multiples niveles ocn diferentes velocidades y costos</text:span></text:p>
      <text:p text:style-name="P13"><text:span text:style-name="T19"><text:tab/>reemplazo: se elimina cuando se necesita un espacio en un nivel</text:span></text:p>
      <text:p text:style-name="P13"><text:span text:style-name="T1"><text:tab/></text:span><text:span text:style-name="T19">escritura: se determina como se manejna las operaicones de escritura en la <text:tab/>jerarquia</text:span></text:p>
      <text:p text:style-name="P13"><text:span text:style-name="T19"/></text:p>
      <text:p text:style-name="P13"><text:soft-page-break/><text:span text:style-name="T1">b- Describa y realice un esquema de organización 2D y con capacidad de almacenamiento de 1024 palabras de 16 bits</text:span></text:p>
      <text:p text:style-name="P13"><text:span text:style-name="T1"><text:tab/></text:span><text:span text:style-name="T20">organizacion 2D: la memoria se organiza en filas y columnas </text:span></text:p>
      <text:p text:style-name="P13"><text:span text:style-name="T20"><text:tab/>tamaño: se almacena 1024 palabras de 16 bits</text:span></text:p>
      <text:p text:style-name="P13"><text:span text:style-name="T20"><text:tab/>esquema: </text:span></text:p>
      <text:p text:style-name="P13"><text:span text:style-name="T20"><text:tab/><text:tab/>la memoria se representa como una matriz de 32x32</text:span></text:p>
      <text:p text:style-name="P13"><text:span text:style-name="T20"><text:tab/><text:tab/>cada celda de la matriz contiene una palabra de 16 bits</text:span></text:p>
      <text:p text:style-name="P16"><text:span text:style-name="T20"><text:tab/>direccion de una palabra: se calcula como fila * N + columna, donde N es el <text:tab/></text:span></text:p>
      <text:p text:style-name="P16"><text:span text:style-name="T20"><text:tab/>numero de columnas</text:span></text:p>
      <text:p text:style-name="P13"><text:span text:style-name="T1"><text:tab/></text:span><text:span text:style-name="T20">ejemplo: para la fila 2 y columna 5, la direccion <text:s/>seria 2 * 32 + 5 = 69</text:span></text:p>
      <text:p text:style-name="P13"><text:span text:style-name="T1"/></text:p>
      <text:p text:style-name="P13"><text:span text:style-name="T1">5)a- Describa características de un disco rígido. Mencione medio de almacenamiento, tiempo de acceso, formato y capacidad, etc.</text:span></text:p>
      <text:p text:style-name="P13"><text:span text:style-name="T1"><text:tab/></text:span><text:span text:style-name="T20">medio de almacenamiento: utiliza discos magneticos </text:span></text:p>
      <text:p text:style-name="P17"><text:span text:style-name="T20"><text:tab/>tiempo de acceso: </text:span><text:span text:style-name="T21">varia segun la velocidad de rotacion de los discos, suele ser <text:tab/></text:span></text:p>
      <text:p text:style-name="P17"><text:span text:style-name="T21"><text:tab/>milisegundos </text:span></text:p>
      <text:p text:style-name="P17"><text:span text:style-name="T1"><text:tab/></text:span><text:span text:style-name="T21">formato: puede ser SATA,IDE,SCSI,etc.</text:span></text:p>
      <text:p text:style-name="P17"><text:span text:style-name="T21"><text:tab/>Capacidad: desde gygabytes hasta varios terabytes</text:span></text:p>
      <text:p text:style-name="P17"><text:span text:style-name="T21"><text:tab/>velocidad: entre 5400 y 7200 RMP</text:span></text:p>
      <text:p text:style-name="P17"><text:span text:style-name="T21"><text:tab/>cache: almacena datos frecuentemente accedidos.</text:span></text:p>
      <text:p text:style-name="P17"><text:span text:style-name="T21"><text:tab/>Interfaz: se conecta a la placa a traves de interfaces como SATA,SAS, o PCIe</text:span><text:span text:style-name="T1"><text:tab/></text:span></text:p>
      <text:p text:style-name="P13"><text:span text:style-name="T1"/></text:p>
      <text:p text:style-name="P13"><text:span text:style-name="T1">b- ¿Qué son los RAID?</text:span></text:p>
      <text:p text:style-name="P13"><text:span text:style-name="T1"><text:tab/></text:span><text:span text:style-name="T21">Es una tecnologia de almacenamiento que combina multiples unidades en un <text:tab/>sistema unico para mejorar rendimiento. Se usan en servidores y sistemas <text:tab/>empresariales </text:span></text:p>
      <text:p text:style-name="P13"><text:span text:style-name="T21"><text:tab/>hay niveles del 1 al 6 y tambien esta el 10 o 1+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0:52:23.152353176</meta:creation-date>
    <dc:date>2024-05-13T11:45:53.487603959</dc:date>
    <meta:editing-duration>PT1H1M34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6" meta:paragraph-count="138" meta:word-count="1368" meta:character-count="8658" meta:non-whitespace-character-count="7222"/>
  </office:meta>
</office:document-meta>
</file>